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IfUnique( Supplier &lt; T &gt; default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Available( Consumer &lt; T &gt; dependency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rdered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IfAvailable( Supplier &lt; T &gt; default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Unique( Consumer &lt; T &gt; dependency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